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230d" officeooo:paragraph-rsid="001d230d"/>
    </style:style>
    <style:style style:name="T1" style:family="text">
      <style:text-properties officeooo:rsid="001f16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<text:span text:style-name="T1">chait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21:57:42.961872068</meta:creation-date>
    <dc:date>2020-04-06T22:03:31.571072253</dc:date>
    <meta:editing-duration>PT3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2" meta:character-count="12" meta:non-whitespace-character-count="11"/>
  </office:meta>
</office:document-meta>
</file>